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ROJECT GO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basic Wikipedia web scraper with UI that downloads outputs to host folder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ILESTON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</text:p>
          </table:table-cell>
        </table:table-row>
        <table:table-row table:style-name="ro1">
          <table:table-cell office:value-type="string" calcext:value-type="string">
            <text:p>Put in any Wikipedia URL and scrape the basic content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ve outputs be saved to current host directory no matter location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low Scrape button to be used over and over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ke sure all of the paragraphs are properly spaced with line breaks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ke sure numbers in text point down to numbered references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ve output filename as name of article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int any quote boxes in their proper place in the article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int any info boxes near the top of the article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mit default size of window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5:Sheet1.B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13:09:19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09:26:08.591000000</meta:creation-date>
    <dc:date>2022-10-09T13:14:55.067000000</dc:date>
    <meta:editing-duration>PT14M23S</meta:editing-duration>
    <meta:editing-cycles>3</meta:editing-cycles>
    <meta:generator>LibreOffice/7.1.8.1$Windows_X86_64 LibreOffice_project/e1f30c802c3269a1d052614453f260e49458c82c</meta:generator>
    <meta:document-statistic meta:table-count="1" meta:cell-count="22" meta:object-count="0"/>
  </office:meta>
</office:document-meta>
</file>